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0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5.72mm"/>
    </style:style>
    <style:style style:name="co10" style:family="table-column">
      <style:table-column-properties fo:break-before="auto" style:column-width="14.15mm"/>
    </style:style>
    <style:style style:name="co11" style:family="table-column">
      <style:table-column-properties fo:break-before="auto" style:column-width="6.79mm"/>
    </style:style>
    <style:style style:name="co12" style:family="table-column">
      <style:table-column-properties fo:break-before="auto" style:column-width="8.78mm"/>
    </style:style>
    <style:style style:name="co13" style:family="table-column">
      <style:table-column-properties fo:break-before="auto" style:column-width="13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color="#3c3c3c" style:font-name="Liberation Serif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3" style:family="table-cell" style:parent-style-name="Default" style:data-style-name="N1">
      <style:text-properties style:font-name="Liberation Serif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>
      <style:text-properties fo:color="#3c3c3c" style:font-name="Liberation Serif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ce2"/>
        <table:table-column table:style-name="co11" table:default-cell-style-name="ce2"/>
        <table:table-column table:style-name="co12" table:number-columns-repeated="2" table:default-cell-style-name="ce3"/>
        <table:table-column table:style-name="co12" table:default-cell-style-name="ce2"/>
        <table:table-column table:style-name="co12" table:number-columns-repeated="2" table:default-cell-style-name="ce3"/>
        <table:table-column table:style-name="co12" table:default-cell-style-name="ce2"/>
        <table:table-column table:style-name="co12" table:number-columns-repeated="2" table:default-cell-style-name="ce3"/>
        <table:table-column table:style-name="co12" table:default-cell-style-name="ce2"/>
        <table:table-column table:style-name="co12" table:default-cell-style-name="ce3"/>
        <table:table-column table:style-name="co13" table:default-cell-style-name="ce3"/>
        <table:table-column table:style-name="co1" table:default-cell-style-name="ce4"/>
        <table:table-column table:style-name="co1" table:default-cell-style-name="Default"/>
        <table:table-column table:style-name="co1" table:default-cell-style-name="ce1"/>
        <table:table-column table:style-name="co1" table:number-columns-repeated="14" table:default-cell-style-name="ce5"/>
        <table:table-row table:style-name="ro1">
          <table:table-cell table:number-columns-repeated="12"/>
          <table:table-cell office:value-type="string" calcext:value-type="string">
            <text:p>resolution</text:p>
          </table:table-cell>
          <table:table-cell/>
          <table:table-cell table:style-name="Default" table:number-columns-repeated="16"/>
          <table:table-cell/>
          <table:table-cell table:style-name="Default" table:number-columns-repeated="15"/>
        </table:table-row>
        <table:table-row table:style-name="ro1"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px_x</text:p>
          </table:table-cell>
          <table:table-cell table:style-name="ce1" office:value-type="string" calcext:value-type="string">
            <text:p>px_y</text:p>
          </table:table-cell>
          <table:table-cell table:number-columns-repeated="5"/>
          <table:table-cell office:value-type="float" office:value="0.05" calcext:value-type="float">
            <text:p>0,05</text:p>
          </table:table-cell>
          <table:table-cell/>
          <table:table-cell table:style-name="Default" table:number-columns-repeated="16"/>
          <table:table-cell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D3]/[.$M$2]" office:value-type="float" office:value="-80" calcext:value-type="float">
            <text:p>-80</text:p>
          </table:table-cell>
          <table:table-cell table:formula="of:=[.E3]/[.$M$2]" office:value-type="float" office:value="-80" calcext:value-type="float">
            <text:p>-80</text:p>
          </table:table-cell>
          <table:table-cell table:number-columns-repeated="7"/>
          <table:table-cell table:style-name="Default" table:number-columns-repeated="16"/>
          <table:table-cell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formula="of:=[.D4]/[.$M$2]" office:value-type="float" office:value="-80" calcext:value-type="float">
            <text:p>-80</text:p>
          </table:table-cell>
          <table:table-cell table:formula="of:=[.E4]/[.$M$2]" office:value-type="float" office:value="-20" calcext:value-type="float">
            <text:p>-20</text:p>
          </table:table-cell>
          <table:table-cell table:number-columns-repeated="7"/>
          <table:table-cell office:value-type="string" calcext:value-type="string">
            <text:p>cost matrix</text:p>
          </table:table-cell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D5]/[.$M$2]" office:value-type="float" office:value="-80" calcext:value-type="float">
            <text:p>-80</text:p>
          </table:table-cell>
          <table:table-cell table:formula="of:=[.E5]/[.$M$2]" office:value-type="float" office:value="80" calcext:value-type="float">
            <text:p>80</text:p>
          </table:table-cell>
          <table:table-cell table:number-columns-repeated="7"/>
          <table:table-cell table:style-name="Default" table:number-columns-repeated="16"/>
          <table:table-cell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formula="of:=[.D6]/[.$M$2]" office:value-type="float" office:value="30" calcext:value-type="float">
            <text:p>30</text:p>
          </table:table-cell>
          <table:table-cell table:formula="of:=[.E6]/[.$M$2]" office:value-type="float" office:value="80" calcext:value-type="float">
            <text:p>80</text:p>
          </table:table-cell>
          <table:table-cell table:number-columns-repeated="8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Default"/>
          <table:table-cell table:number-columns-repeated="2"/>
          <table:table-cell table:style-name="ce1" table:number-columns-repeated="1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table:formula="of:=[.D7]/[.$M$2]" office:value-type="float" office:value="80" calcext:value-type="float">
            <text:p>80</text:p>
          </table:table-cell>
          <table:table-cell table:formula="of:=[.E7]/[.$M$2]" office:value-type="float" office:value="90" calcext:value-type="float">
            <text:p>9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SQRT( ([.$F$3]-[.$F3])^2 + ([.$G$3]-[.$G3])^2 )" office:value-type="float" office:value="0" calcext:value-type="float">
            <text:p>0</text:p>
          </table:table-cell>
          <table:table-cell table:formula="of:=SQRT( ([.$F$4]-[.$F3])^2 + ([.$G$4]-[.$G3])^2 )" office:value-type="float" office:value="60" calcext:value-type="float">
            <text:p>60</text:p>
          </table:table-cell>
          <table:table-cell table:formula="of:=SQRT( ([.$F$5]-[.$F3])^2 + ([.$G$5]-[.$G3])^2 )" office:value-type="float" office:value="160" calcext:value-type="float">
            <text:p>160</text:p>
          </table:table-cell>
          <table:table-cell table:formula="of:=SQRT( ([.$F$6]-[.$F3])^2 + ([.$G$6]-[.$G3])^2 )" office:value-type="float" office:value="194.164878389476" calcext:value-type="float">
            <text:p>194</text:p>
          </table:table-cell>
          <table:table-cell table:formula="of:=SQRT( ([.$F$7]-[.$F3])^2 + ([.$G$7]-[.$G3])^2 )" office:value-type="float" office:value="233.452350598575" calcext:value-type="float">
            <text:p>233</text:p>
          </table:table-cell>
          <table:table-cell table:formula="of:=SQRT( ([.$F$8]-[.$F3])^2 + ([.$G$8]-[.$G3])^2 )" office:value-type="float" office:value="187.949461292125" calcext:value-type="float">
            <text:p>188</text:p>
          </table:table-cell>
          <table:table-cell table:formula="of:=SQRT( ([.$F$9]-[.$F3])^2 + ([.$G$9]-[.$G3])^2 )" office:value-type="float" office:value="165.302752548165" calcext:value-type="float">
            <text:p>165</text:p>
          </table:table-cell>
          <table:table-cell table:formula="of:=SQRT( ([.$F$10]-[.$F3])^2 + ([.$G$10]-[.$G3])^2 )" office:value-type="float" office:value="70.7106781186548" calcext:value-type="float">
            <text:p>71</text:p>
          </table:table-cell>
          <table:table-cell table:formula="of:=SQRT( ([.$F$11]-[.$F3])^2 + ([.$G$11]-[.$G3])^2 )" office:value-type="float" office:value="88.4081444212014" calcext:value-type="float">
            <text:p>88</text:p>
          </table:table-cell>
          <table:table-cell table:formula="of:=SQRT( ([.$F$12]-[.$F3])^2 + ([.$G$12]-[.$G3])^2 )" office:value-type="float" office:value="40.4474968323134" calcext:value-type="float">
            <text:p>40</text:p>
          </table:table-cell>
          <table:table-cell table:formula="of:=SQRT( ([.$F$13]-[.$F3])^2 + ([.$G$13]-[.$G3])^2 )" office:value-type="float" office:value="67.2011904656458" calcext:value-type="float">
            <text:p>67</text:p>
          </table:table-cell>
          <table:table-cell table:formula="of:=SQRT( ([.$F$14]-[.$F3])^2 + ([.$G$14]-[.$G3])^2 )" office:value-type="float" office:value="142.126704035519" calcext:value-type="float">
            <text:p>142</text:p>
          </table:table-cell>
          <table:table-cell table:formula="of:=SQRT( ([.$F$15]-[.$F3])^2 + ([.$G$15]-[.$G3])^2 )" office:value-type="float" office:value="129.807549857472" calcext:value-type="float">
            <text:p>130</text:p>
          </table:table-cell>
          <table:table-cell table:formula="of:=SQRT( ([.$F$16]-[.$F3])^2 + ([.$G$16]-[.$G3])^2 )" office:value-type="float" office:value="98.9949493661167" calcext:value-type="float">
            <text:p>99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4.25" calcext:value-type="float">
            <text:p>4,25</text:p>
          </table:table-cell>
          <table:table-cell office:value-type="float" office:value="0.5" calcext:value-type="float">
            <text:p>0,5</text:p>
          </table:table-cell>
          <table:table-cell table:formula="of:=[.D8]/[.$M$2]" office:value-type="float" office:value="85" calcext:value-type="float">
            <text:p>85</text:p>
          </table:table-cell>
          <table:table-cell table:formula="of:=[.E8]/[.$M$2]" office:value-type="float" office:value="10" calcext:value-type="float">
            <text:p>1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SQRT( ([.$F$3]-[.$F4])^2 + ([.$G$3]-[.$G4])^2 )" office:value-type="float" office:value="60" calcext:value-type="float">
            <text:p>60</text:p>
          </table:table-cell>
          <table:table-cell table:formula="of:=SQRT( ([.$F$4]-[.$F4])^2 + ([.$G$4]-[.$G4])^2 )" office:value-type="float" office:value="0" calcext:value-type="float">
            <text:p>0</text:p>
          </table:table-cell>
          <table:table-cell table:formula="of:=SQRT( ([.$F$5]-[.$F4])^2 + ([.$G$5]-[.$G4])^2 )" office:value-type="float" office:value="100" calcext:value-type="float">
            <text:p>100</text:p>
          </table:table-cell>
          <table:table-cell table:formula="of:=SQRT( ([.$F$6]-[.$F4])^2 + ([.$G$6]-[.$G4])^2 )" office:value-type="float" office:value="148.660687473185" calcext:value-type="float">
            <text:p>149</text:p>
          </table:table-cell>
          <table:table-cell table:formula="of:=SQRT( ([.$F$7]-[.$F4])^2 + ([.$G$7]-[.$G4])^2 )" office:value-type="float" office:value="194.164878389476" calcext:value-type="float">
            <text:p>194</text:p>
          </table:table-cell>
          <table:table-cell table:formula="of:=SQRT( ([.$F$8]-[.$F4])^2 + ([.$G$8]-[.$G4])^2 )" office:value-type="float" office:value="167.705098312484" calcext:value-type="float">
            <text:p>168</text:p>
          </table:table-cell>
          <table:table-cell table:formula="of:=SQRT( ([.$F$9]-[.$F4])^2 + ([.$G$9]-[.$G4])^2 )" office:value-type="float" office:value="172.409396495667" calcext:value-type="float">
            <text:p>172</text:p>
          </table:table-cell>
          <table:table-cell table:formula="of:=SQRT( ([.$F$10]-[.$F4])^2 + ([.$G$10]-[.$G4])^2 )" office:value-type="float" office:value="98.9949493661167" calcext:value-type="float">
            <text:p>99</text:p>
          </table:table-cell>
          <table:table-cell table:formula="of:=SQRT( ([.$F$11]-[.$F4])^2 + ([.$G$11]-[.$G4])^2 )" office:value-type="float" office:value="70.2566722810012" calcext:value-type="float">
            <text:p>70</text:p>
          </table:table-cell>
          <table:table-cell table:formula="of:=SQRT( ([.$F$12]-[.$F4])^2 + ([.$G$12]-[.$G4])^2 )" office:value-type="float" office:value="77.1751255262989" calcext:value-type="float">
            <text:p>77</text:p>
          </table:table-cell>
          <table:table-cell table:formula="of:=SQRT( ([.$F$13]-[.$F4])^2 + ([.$G$13]-[.$G4])^2 )" office:value-type="float" office:value="40.4474968323134" calcext:value-type="float">
            <text:p>40</text:p>
          </table:table-cell>
          <table:table-cell table:formula="of:=SQRT( ([.$F$14]-[.$F4])^2 + ([.$G$14]-[.$G4])^2 )" office:value-type="float" office:value="114.017542509914" calcext:value-type="float">
            <text:p>114</text:p>
          </table:table-cell>
          <table:table-cell table:formula="of:=SQRT( ([.$F$15]-[.$F4])^2 + ([.$G$15]-[.$G4])^2 )" office:value-type="float" office:value="73.824115301167" calcext:value-type="float">
            <text:p>74</text:p>
          </table:table-cell>
          <table:table-cell table:formula="of:=SQRT( ([.$F$16]-[.$F4])^2 + ([.$G$16]-[.$G4])^2 )" office:value-type="float" office:value="70.7106781186548" calcext:value-type="float">
            <text:p>7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,25</text:p>
          </table:table-cell>
          <table:table-cell office:value-type="float" office:value="-3.5" calcext:value-type="float">
            <text:p>-3,5</text:p>
          </table:table-cell>
          <table:table-cell table:formula="of:=[.D9]/[.$M$2]" office:value-type="float" office:value="85" calcext:value-type="float">
            <text:p>85</text:p>
          </table:table-cell>
          <table:table-cell table:formula="of:=[.E9]/[.$M$2]" office:value-type="float" office:value="-70" calcext:value-type="float">
            <text:p>-7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SQRT( ([.$F$3]-[.$F5])^2 + ([.$G$3]-[.$G5])^2 )" office:value-type="float" office:value="160" calcext:value-type="float">
            <text:p>160</text:p>
          </table:table-cell>
          <table:table-cell table:formula="of:=SQRT( ([.$F$4]-[.$F5])^2 + ([.$G$4]-[.$G5])^2 )" office:value-type="float" office:value="100" calcext:value-type="float">
            <text:p>100</text:p>
          </table:table-cell>
          <table:table-cell table:formula="of:=SQRT( ([.$F$5]-[.$F5])^2 + ([.$G$5]-[.$G5])^2 )" office:value-type="float" office:value="0" calcext:value-type="float">
            <text:p>0</text:p>
          </table:table-cell>
          <table:table-cell table:formula="of:=SQRT( ([.$F$6]-[.$F5])^2 + ([.$G$6]-[.$G5])^2 )" office:value-type="float" office:value="110" calcext:value-type="float">
            <text:p>110</text:p>
          </table:table-cell>
          <table:table-cell table:formula="of:=SQRT( ([.$F$7]-[.$F5])^2 + ([.$G$7]-[.$G5])^2 )" office:value-type="float" office:value="160.312195418814" calcext:value-type="float">
            <text:p>160</text:p>
          </table:table-cell>
          <table:table-cell table:formula="of:=SQRT( ([.$F$8]-[.$F5])^2 + ([.$G$8]-[.$G5])^2 )" office:value-type="float" office:value="179.234483289349" calcext:value-type="float">
            <text:p>179</text:p>
          </table:table-cell>
          <table:table-cell table:formula="of:=SQRT( ([.$F$9]-[.$F5])^2 + ([.$G$9]-[.$G5])^2 )" office:value-type="float" office:value="222.991031209778" calcext:value-type="float">
            <text:p>223</text:p>
          </table:table-cell>
          <table:table-cell table:formula="of:=SQRT( ([.$F$10]-[.$F5])^2 + ([.$G$10]-[.$G5])^2 )" office:value-type="float" office:value="183.847763108502" calcext:value-type="float">
            <text:p>184</text:p>
          </table:table-cell>
          <table:table-cell table:formula="of:=SQRT( ([.$F$11]-[.$F5])^2 + ([.$G$11]-[.$G5])^2 )" office:value-type="float" office:value="127.027556065603" calcext:value-type="float">
            <text:p>127</text:p>
          </table:table-cell>
          <table:table-cell table:formula="of:=SQRT( ([.$F$12]-[.$F5])^2 + ([.$G$12]-[.$G5])^2 )" office:value-type="float" office:value="170.751281107932" calcext:value-type="float">
            <text:p>171</text:p>
          </table:table-cell>
          <table:table-cell table:formula="of:=SQRT( ([.$F$13]-[.$F5])^2 + ([.$G$13]-[.$G5])^2 )" office:value-type="float" office:value="113.296072306148" calcext:value-type="float">
            <text:p>113</text:p>
          </table:table-cell>
          <table:table-cell table:formula="of:=SQRT( ([.$F$14]-[.$F5])^2 + ([.$G$14]-[.$G5])^2 )" office:value-type="float" office:value="130.384048104053" calcext:value-type="float">
            <text:p>130</text:p>
          </table:table-cell>
          <table:table-cell table:formula="of:=SQRT( ([.$F$15]-[.$F5])^2 + ([.$G$15]-[.$G5])^2 )" office:value-type="float" office:value="49.4974746830583" calcext:value-type="float">
            <text:p>49</text:p>
          </table:table-cell>
          <table:table-cell table:formula="of:=SQRT( ([.$F$16]-[.$F5])^2 + ([.$G$16]-[.$G5])^2 )" office:value-type="float" office:value="114.017542509914" calcext:value-type="float">
            <text:p>114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-0.5" calcext:value-type="float">
            <text:p>-0,5</text:p>
          </table:table-cell>
          <table:table-cell office:value-type="float" office:value="-4.5" calcext:value-type="float">
            <text:p>-4,5</text:p>
          </table:table-cell>
          <table:table-cell table:formula="of:=[.D10]/[.$M$2]" office:value-type="float" office:value="-10" calcext:value-type="float">
            <text:p>-10</text:p>
          </table:table-cell>
          <table:table-cell table:formula="of:=[.E10]/[.$M$2]" office:value-type="float" office:value="-90" calcext:value-type="float">
            <text:p>-9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SQRT( ([.$F$3]-[.$F6])^2 + ([.$G$3]-[.$G6])^2 )" office:value-type="float" office:value="194.164878389476" calcext:value-type="float">
            <text:p>194</text:p>
          </table:table-cell>
          <table:table-cell table:formula="of:=SQRT( ([.$F$4]-[.$F6])^2 + ([.$G$4]-[.$G6])^2 )" office:value-type="float" office:value="148.660687473185" calcext:value-type="float">
            <text:p>149</text:p>
          </table:table-cell>
          <table:table-cell table:formula="of:=SQRT( ([.$F$5]-[.$F6])^2 + ([.$G$5]-[.$G6])^2 )" office:value-type="float" office:value="110" calcext:value-type="float">
            <text:p>110</text:p>
          </table:table-cell>
          <table:table-cell table:formula="of:=SQRT( ([.$F$6]-[.$F6])^2 + ([.$G$6]-[.$G6])^2 )" office:value-type="float" office:value="0" calcext:value-type="float">
            <text:p>0</text:p>
          </table:table-cell>
          <table:table-cell table:formula="of:=SQRT( ([.$F$7]-[.$F6])^2 + ([.$G$7]-[.$G6])^2 )" office:value-type="float" office:value="50.9901951359278" calcext:value-type="float">
            <text:p>51</text:p>
          </table:table-cell>
          <table:table-cell table:formula="of:=SQRT( ([.$F$8]-[.$F6])^2 + ([.$G$8]-[.$G6])^2 )" office:value-type="float" office:value="89.0224690738243" calcext:value-type="float">
            <text:p>89</text:p>
          </table:table-cell>
          <table:table-cell table:formula="of:=SQRT( ([.$F$9]-[.$F6])^2 + ([.$G$9]-[.$G6])^2 )" office:value-type="float" office:value="159.765453086705" calcext:value-type="float">
            <text:p>160</text:p>
          </table:table-cell>
          <table:table-cell table:formula="of:=SQRT( ([.$F$10]-[.$F6])^2 + ([.$G$10]-[.$G6])^2 )" office:value-type="float" office:value="174.64249196573" calcext:value-type="float">
            <text:p>175</text:p>
          </table:table-cell>
          <table:table-cell table:formula="of:=SQRT( ([.$F$11]-[.$F6])^2 + ([.$G$11]-[.$G6])^2 )" office:value-type="float" office:value="113.296072306148" calcext:value-type="float">
            <text:p>113</text:p>
          </table:table-cell>
          <table:table-cell table:formula="of:=SQRT( ([.$F$12]-[.$F6])^2 + ([.$G$12]-[.$G6])^2 )" office:value-type="float" office:value="180.155488398217" calcext:value-type="float">
            <text:p>180</text:p>
          </table:table-cell>
          <table:table-cell table:formula="of:=SQRT( ([.$F$13]-[.$F6])^2 + ([.$G$13]-[.$G6])^2 )" office:value-type="float" office:value="127.027556065603" calcext:value-type="float">
            <text:p>127</text:p>
          </table:table-cell>
          <table:table-cell table:formula="of:=SQRT( ([.$F$14]-[.$F6])^2 + ([.$G$14]-[.$G6])^2 )" office:value-type="float" office:value="70" calcext:value-type="float">
            <text:p>70</text:p>
          </table:table-cell>
          <table:table-cell table:formula="of:=SQRT( ([.$F$15]-[.$F6])^2 + ([.$G$15]-[.$G6])^2 )" office:value-type="float" office:value="82.7647267862342" calcext:value-type="float">
            <text:p>83</text:p>
          </table:table-cell>
          <table:table-cell table:formula="of:=SQRT( ([.$F$16]-[.$F6])^2 + ([.$G$16]-[.$G6])^2 )" office:value-type="float" office:value="98.488578017961" calcext:value-type="float">
            <text:p>9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8" calcext:value-type="float">
            <text:p>8</text:p>
          </table:table-cell>
          <table:table-cell office:value-type="float" office:value="-0.5" calcext:value-type="float">
            <text:p>-0,5</text:p>
          </table:table-cell>
          <table:table-cell office:value-type="float" office:value="-1.3" calcext:value-type="float">
            <text:p>-1,3</text:p>
          </table:table-cell>
          <table:table-cell table:formula="of:=[.D11]/[.$M$2]" office:value-type="float" office:value="-10" calcext:value-type="float">
            <text:p>-10</text:p>
          </table:table-cell>
          <table:table-cell table:formula="of:=[.E11]/[.$M$2]" office:value-type="float" office:value="-26" calcext:value-type="float">
            <text:p>-2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SQRT( ([.$F$3]-[.$F7])^2 + ([.$G$3]-[.$G7])^2 )" office:value-type="float" office:value="233.452350598575" calcext:value-type="float">
            <text:p>233</text:p>
          </table:table-cell>
          <table:table-cell table:formula="of:=SQRT( ([.$F$4]-[.$F7])^2 + ([.$G$4]-[.$G7])^2 )" office:value-type="float" office:value="194.164878389476" calcext:value-type="float">
            <text:p>194</text:p>
          </table:table-cell>
          <table:table-cell table:formula="of:=SQRT( ([.$F$5]-[.$F7])^2 + ([.$G$5]-[.$G7])^2 )" office:value-type="float" office:value="160.312195418814" calcext:value-type="float">
            <text:p>160</text:p>
          </table:table-cell>
          <table:table-cell table:formula="of:=SQRT( ([.$F$6]-[.$F7])^2 + ([.$G$6]-[.$G7])^2 )" office:value-type="float" office:value="50.9901951359278" calcext:value-type="float">
            <text:p>51</text:p>
          </table:table-cell>
          <table:table-cell table:formula="of:=SQRT( ([.$F$7]-[.$F7])^2 + ([.$G$7]-[.$G7])^2 )" office:value-type="float" office:value="0" calcext:value-type="float">
            <text:p>0</text:p>
          </table:table-cell>
          <table:table-cell table:formula="of:=SQRT( ([.$F$8]-[.$F7])^2 + ([.$G$8]-[.$G7])^2 )" office:value-type="float" office:value="80.156097709407" calcext:value-type="float">
            <text:p>80</text:p>
          </table:table-cell>
          <table:table-cell table:formula="of:=SQRT( ([.$F$9]-[.$F7])^2 + ([.$G$9]-[.$G7])^2 )" office:value-type="float" office:value="160.078105935821" calcext:value-type="float">
            <text:p>160</text:p>
          </table:table-cell>
          <table:table-cell table:formula="of:=SQRT( ([.$F$10]-[.$F7])^2 + ([.$G$10]-[.$G7])^2 )" office:value-type="float" office:value="201.246117974981" calcext:value-type="float">
            <text:p>201</text:p>
          </table:table-cell>
          <table:table-cell table:formula="of:=SQRT( ([.$F$11]-[.$F7])^2 + ([.$G$11]-[.$G7])^2 )" office:value-type="float" office:value="146.819617217864" calcext:value-type="float">
            <text:p>147</text:p>
          </table:table-cell>
          <table:table-cell table:formula="of:=SQRT( ([.$F$12]-[.$F7])^2 + ([.$G$12]-[.$G7])^2 )" office:value-type="float" office:value="213.01643129111" calcext:value-type="float">
            <text:p>213</text:p>
          </table:table-cell>
          <table:table-cell table:formula="of:=SQRT( ([.$F$13]-[.$F7])^2 + ([.$G$13]-[.$G7])^2 )" office:value-type="float" office:value="166.901168360201" calcext:value-type="float">
            <text:p>167</text:p>
          </table:table-cell>
          <table:table-cell table:formula="of:=SQRT( ([.$F$14]-[.$F7])^2 + ([.$G$14]-[.$G7])^2 )" office:value-type="float" office:value="94.3398113205661" calcext:value-type="float">
            <text:p>94</text:p>
          </table:table-cell>
          <table:table-cell table:formula="of:=SQRT( ([.$F$15]-[.$F7])^2 + ([.$G$15]-[.$G7])^2 )" office:value-type="float" office:value="132.853302555864" calcext:value-type="float">
            <text:p>133</text:p>
          </table:table-cell>
          <table:table-cell table:formula="of:=SQRT( ([.$F$16]-[.$F7])^2 + ([.$G$16]-[.$G7])^2 )" office:value-type="float" office:value="134.536240470737" calcext:value-type="float">
            <text:p>13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4.3" calcext:value-type="float">
            <text:p>-4,3</text:p>
          </table:table-cell>
          <table:table-cell table:formula="of:=[.D12]/[.$M$2]" office:value-type="float" office:value="-40" calcext:value-type="float">
            <text:p>-40</text:p>
          </table:table-cell>
          <table:table-cell table:formula="of:=[.E12]/[.$M$2]" office:value-type="float" office:value="-86" calcext:value-type="float">
            <text:p>-8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SQRT( ([.$F$3]-[.$F8])^2 + ([.$G$3]-[.$G8])^2 )" office:value-type="float" office:value="187.949461292125" calcext:value-type="float">
            <text:p>188</text:p>
          </table:table-cell>
          <table:table-cell table:formula="of:=SQRT( ([.$F$4]-[.$F8])^2 + ([.$G$4]-[.$G8])^2 )" office:value-type="float" office:value="167.705098312484" calcext:value-type="float">
            <text:p>168</text:p>
          </table:table-cell>
          <table:table-cell table:formula="of:=SQRT( ([.$F$5]-[.$F8])^2 + ([.$G$5]-[.$G8])^2 )" office:value-type="float" office:value="179.234483289349" calcext:value-type="float">
            <text:p>179</text:p>
          </table:table-cell>
          <table:table-cell table:formula="of:=SQRT( ([.$F$6]-[.$F8])^2 + ([.$G$6]-[.$G8])^2 )" office:value-type="float" office:value="89.0224690738243" calcext:value-type="float">
            <text:p>89</text:p>
          </table:table-cell>
          <table:table-cell table:formula="of:=SQRT( ([.$F$7]-[.$F8])^2 + ([.$G$7]-[.$G8])^2 )" office:value-type="float" office:value="80.156097709407" calcext:value-type="float">
            <text:p>80</text:p>
          </table:table-cell>
          <table:table-cell table:formula="of:=SQRT( ([.$F$8]-[.$F8])^2 + ([.$G$8]-[.$G8])^2 )" office:value-type="float" office:value="0" calcext:value-type="float">
            <text:p>0</text:p>
          </table:table-cell>
          <table:table-cell table:formula="of:=SQRT( ([.$F$9]-[.$F8])^2 + ([.$G$9]-[.$G8])^2 )" office:value-type="float" office:value="80" calcext:value-type="float">
            <text:p>80</text:p>
          </table:table-cell>
          <table:table-cell table:formula="of:=SQRT( ([.$F$10]-[.$F8])^2 + ([.$G$10]-[.$G8])^2 )" office:value-type="float" office:value="137.931142241337" calcext:value-type="float">
            <text:p>138</text:p>
          </table:table-cell>
          <table:table-cell table:formula="of:=SQRT( ([.$F$11]-[.$F8])^2 + ([.$G$11]-[.$G8])^2 )" office:value-type="float" office:value="101.59232254457" calcext:value-type="float">
            <text:p>102</text:p>
          </table:table-cell>
          <table:table-cell table:formula="of:=SQRT( ([.$F$12]-[.$F8])^2 + ([.$G$12]-[.$G8])^2 )" office:value-type="float" office:value="157.610278852618" calcext:value-type="float">
            <text:p>158</text:p>
          </table:table-cell>
          <table:table-cell table:formula="of:=SQRT( ([.$F$13]-[.$F8])^2 + ([.$G$13]-[.$G8])^2 )" office:value-type="float" office:value="130.080744155313" calcext:value-type="float">
            <text:p>130</text:p>
          </table:table-cell>
          <table:table-cell table:formula="of:=SQRT( ([.$F$14]-[.$F8])^2 + ([.$G$14]-[.$G8])^2 )" office:value-type="float" office:value="55" calcext:value-type="float">
            <text:p>55</text:p>
          </table:table-cell>
          <table:table-cell table:formula="of:=SQRT( ([.$F$15]-[.$F8])^2 + ([.$G$15]-[.$G8])^2 )" office:value-type="float" office:value="134.629120178363" calcext:value-type="float">
            <text:p>135</text:p>
          </table:table-cell>
          <table:table-cell table:formula="of:=SQRT( ([.$F$16]-[.$F8])^2 + ([.$G$16]-[.$G8])^2 )" office:value-type="float" office:value="97.082439194738" calcext:value-type="float">
            <text:p>97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1.3" calcext:value-type="float">
            <text:p>-1,3</text:p>
          </table:table-cell>
          <table:table-cell table:formula="of:=[.D13]/[.$M$2]" office:value-type="float" office:value="-40" calcext:value-type="float">
            <text:p>-40</text:p>
          </table:table-cell>
          <table:table-cell table:formula="of:=[.E13]/[.$M$2]" office:value-type="float" office:value="-26" calcext:value-type="float">
            <text:p>-2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SQRT( ([.$F$3]-[.$F9])^2 + ([.$G$3]-[.$G9])^2 )" office:value-type="float" office:value="165.302752548165" calcext:value-type="float">
            <text:p>165</text:p>
          </table:table-cell>
          <table:table-cell table:formula="of:=SQRT( ([.$F$4]-[.$F9])^2 + ([.$G$4]-[.$G9])^2 )" office:value-type="float" office:value="172.409396495667" calcext:value-type="float">
            <text:p>172</text:p>
          </table:table-cell>
          <table:table-cell table:formula="of:=SQRT( ([.$F$5]-[.$F9])^2 + ([.$G$5]-[.$G9])^2 )" office:value-type="float" office:value="222.991031209778" calcext:value-type="float">
            <text:p>223</text:p>
          </table:table-cell>
          <table:table-cell table:formula="of:=SQRT( ([.$F$6]-[.$F9])^2 + ([.$G$6]-[.$G9])^2 )" office:value-type="float" office:value="159.765453086705" calcext:value-type="float">
            <text:p>160</text:p>
          </table:table-cell>
          <table:table-cell table:formula="of:=SQRT( ([.$F$7]-[.$F9])^2 + ([.$G$7]-[.$G9])^2 )" office:value-type="float" office:value="160.078105935821" calcext:value-type="float">
            <text:p>160</text:p>
          </table:table-cell>
          <table:table-cell table:formula="of:=SQRT( ([.$F$8]-[.$F9])^2 + ([.$G$8]-[.$G9])^2 )" office:value-type="float" office:value="80" calcext:value-type="float">
            <text:p>80</text:p>
          </table:table-cell>
          <table:table-cell table:formula="of:=SQRT( ([.$F$9]-[.$F9])^2 + ([.$G$9]-[.$G9])^2 )" office:value-type="float" office:value="0" calcext:value-type="float">
            <text:p>0</text:p>
          </table:table-cell>
          <table:table-cell table:formula="of:=SQRT( ([.$F$10]-[.$F9])^2 + ([.$G$10]-[.$G9])^2 )" office:value-type="float" office:value="97.082439194738" calcext:value-type="float">
            <text:p>97</text:p>
          </table:table-cell>
          <table:table-cell table:formula="of:=SQRT( ([.$F$11]-[.$F9])^2 + ([.$G$11]-[.$G9])^2 )" office:value-type="float" office:value="104.694794521982" calcext:value-type="float">
            <text:p>105</text:p>
          </table:table-cell>
          <table:table-cell table:formula="of:=SQRT( ([.$F$12]-[.$F9])^2 + ([.$G$12]-[.$G9])^2 )" office:value-type="float" office:value="126.019839707881" calcext:value-type="float">
            <text:p>126</text:p>
          </table:table-cell>
          <table:table-cell table:formula="of:=SQRT( ([.$F$13]-[.$F9])^2 + ([.$G$13]-[.$G9])^2 )" office:value-type="float" office:value="132.517923316056" calcext:value-type="float">
            <text:p>133</text:p>
          </table:table-cell>
          <table:table-cell table:formula="of:=SQRT( ([.$F$14]-[.$F9])^2 + ([.$G$14]-[.$G9])^2 )" office:value-type="float" office:value="97.082439194738" calcext:value-type="float">
            <text:p>97</text:p>
          </table:table-cell>
          <table:table-cell table:formula="of:=SQRT( ([.$F$15]-[.$F9])^2 + ([.$G$15]-[.$G9])^2 )" office:value-type="float" office:value="173.565549577098" calcext:value-type="float">
            <text:p>174</text:p>
          </table:table-cell>
          <table:table-cell table:formula="of:=SQRT( ([.$F$16]-[.$F9])^2 + ([.$G$16]-[.$G9])^2 )" office:value-type="float" office:value="112.361025271221" calcext:value-type="float">
            <text:p>11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formula="of:=[.D14]/[.$M$2]" office:value-type="float" office:value="30" calcext:value-type="float">
            <text:p>30</text:p>
          </table:table-cell>
          <table:table-cell table:formula="of:=[.E14]/[.$M$2]" office:value-type="float" office:value="10" calcext:value-type="float">
            <text:p>10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formula="of:=SQRT( ([.$F$3]-[.$F10])^2 + ([.$G$3]-[.$G10])^2 )" office:value-type="float" office:value="70.7106781186548" calcext:value-type="float">
            <text:p>71</text:p>
          </table:table-cell>
          <table:table-cell table:formula="of:=SQRT( ([.$F$4]-[.$F10])^2 + ([.$G$4]-[.$G10])^2 )" office:value-type="float" office:value="98.9949493661167" calcext:value-type="float">
            <text:p>99</text:p>
          </table:table-cell>
          <table:table-cell table:formula="of:=SQRT( ([.$F$5]-[.$F10])^2 + ([.$G$5]-[.$G10])^2 )" office:value-type="float" office:value="183.847763108502" calcext:value-type="float">
            <text:p>184</text:p>
          </table:table-cell>
          <table:table-cell table:formula="of:=SQRT( ([.$F$6]-[.$F10])^2 + ([.$G$6]-[.$G10])^2 )" office:value-type="float" office:value="174.64249196573" calcext:value-type="float">
            <text:p>175</text:p>
          </table:table-cell>
          <table:table-cell table:formula="of:=SQRT( ([.$F$7]-[.$F10])^2 + ([.$G$7]-[.$G10])^2 )" office:value-type="float" office:value="201.246117974981" calcext:value-type="float">
            <text:p>201</text:p>
          </table:table-cell>
          <table:table-cell table:formula="of:=SQRT( ([.$F$8]-[.$F10])^2 + ([.$G$8]-[.$G10])^2 )" office:value-type="float" office:value="137.931142241337" calcext:value-type="float">
            <text:p>138</text:p>
          </table:table-cell>
          <table:table-cell table:formula="of:=SQRT( ([.$F$9]-[.$F10])^2 + ([.$G$9]-[.$G10])^2 )" office:value-type="float" office:value="97.082439194738" calcext:value-type="float">
            <text:p>97</text:p>
          </table:table-cell>
          <table:table-cell table:formula="of:=SQRT( ([.$F$10]-[.$F10])^2 + ([.$G$10]-[.$G10])^2 )" office:value-type="float" office:value="0" calcext:value-type="float">
            <text:p>0</text:p>
          </table:table-cell>
          <table:table-cell table:formula="of:=SQRT( ([.$F$11]-[.$F10])^2 + ([.$G$11]-[.$G10])^2 )" office:value-type="float" office:value="64" calcext:value-type="float">
            <text:p>64</text:p>
          </table:table-cell>
          <table:table-cell table:formula="of:=SQRT( ([.$F$12]-[.$F10])^2 + ([.$G$12]-[.$G10])^2 )" office:value-type="float" office:value="30.2654919008431" calcext:value-type="float">
            <text:p>30</text:p>
          </table:table-cell>
          <table:table-cell table:formula="of:=SQRT( ([.$F$13]-[.$F10])^2 + ([.$G$13]-[.$G10])^2 )" office:value-type="float" office:value="70.6823881882892" calcext:value-type="float">
            <text:p>71</text:p>
          </table:table-cell>
          <table:table-cell table:formula="of:=SQRT( ([.$F$14]-[.$F10])^2 + ([.$G$14]-[.$G10])^2 )" office:value-type="float" office:value="107.70329614269" calcext:value-type="float">
            <text:p>108</text:p>
          </table:table-cell>
          <table:table-cell table:formula="of:=SQRT( ([.$F$15]-[.$F10])^2 + ([.$G$15]-[.$G10])^2 )" office:value-type="float" office:value="139.463256809814" calcext:value-type="float">
            <text:p>139</text:p>
          </table:table-cell>
          <table:table-cell table:formula="of:=SQRT( ([.$F$16]-[.$F10])^2 + ([.$G$16]-[.$G10])^2 )"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-2.25" calcext:value-type="float">
            <text:p>-2,25</text:p>
          </table:table-cell>
          <table:table-cell office:value-type="float" office:value="2.25" calcext:value-type="float">
            <text:p>2,25</text:p>
          </table:table-cell>
          <table:table-cell table:formula="of:=[.D15]/[.$M$2]" office:value-type="float" office:value="-45" calcext:value-type="float">
            <text:p>-45</text:p>
          </table:table-cell>
          <table:table-cell table:formula="of:=[.E15]/[.$M$2]" office:value-type="float" office:value="45" calcext:value-type="float">
            <text:p>4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SQRT( ([.$F$3]-[.$F11])^2 + ([.$G$3]-[.$G11])^2 )" office:value-type="float" office:value="88.4081444212014" calcext:value-type="float">
            <text:p>88</text:p>
          </table:table-cell>
          <table:table-cell table:formula="of:=SQRT( ([.$F$4]-[.$F11])^2 + ([.$G$4]-[.$G11])^2 )" office:value-type="float" office:value="70.2566722810012" calcext:value-type="float">
            <text:p>70</text:p>
          </table:table-cell>
          <table:table-cell table:formula="of:=SQRT( ([.$F$5]-[.$F11])^2 + ([.$G$5]-[.$G11])^2 )" office:value-type="float" office:value="127.027556065603" calcext:value-type="float">
            <text:p>127</text:p>
          </table:table-cell>
          <table:table-cell table:formula="of:=SQRT( ([.$F$6]-[.$F11])^2 + ([.$G$6]-[.$G11])^2 )" office:value-type="float" office:value="113.296072306148" calcext:value-type="float">
            <text:p>113</text:p>
          </table:table-cell>
          <table:table-cell table:formula="of:=SQRT( ([.$F$7]-[.$F11])^2 + ([.$G$7]-[.$G11])^2 )" office:value-type="float" office:value="146.819617217864" calcext:value-type="float">
            <text:p>147</text:p>
          </table:table-cell>
          <table:table-cell table:formula="of:=SQRT( ([.$F$8]-[.$F11])^2 + ([.$G$8]-[.$G11])^2 )" office:value-type="float" office:value="101.59232254457" calcext:value-type="float">
            <text:p>102</text:p>
          </table:table-cell>
          <table:table-cell table:formula="of:=SQRT( ([.$F$9]-[.$F11])^2 + ([.$G$9]-[.$G11])^2 )" office:value-type="float" office:value="104.694794521982" calcext:value-type="float">
            <text:p>105</text:p>
          </table:table-cell>
          <table:table-cell table:formula="of:=SQRT( ([.$F$10]-[.$F11])^2 + ([.$G$10]-[.$G11])^2 )" office:value-type="float" office:value="64" calcext:value-type="float">
            <text:p>64</text:p>
          </table:table-cell>
          <table:table-cell table:formula="of:=SQRT( ([.$F$11]-[.$F11])^2 + ([.$G$11]-[.$G11])^2 )" office:value-type="float" office:value="0" calcext:value-type="float">
            <text:p>0</text:p>
          </table:table-cell>
          <table:table-cell table:formula="of:=SQRT( ([.$F$12]-[.$F11])^2 + ([.$G$12]-[.$G11])^2 )" office:value-type="float" office:value="67.0820393249937" calcext:value-type="float">
            <text:p>67</text:p>
          </table:table-cell>
          <table:table-cell table:formula="of:=SQRT( ([.$F$13]-[.$F11])^2 + ([.$G$13]-[.$G11])^2 )" office:value-type="float" office:value="30" calcext:value-type="float">
            <text:p>30</text:p>
          </table:table-cell>
          <table:table-cell table:formula="of:=SQRT( ([.$F$14]-[.$F11])^2 + ([.$G$14]-[.$G11])^2 )" office:value-type="float" office:value="53.8144961882948" calcext:value-type="float">
            <text:p>54</text:p>
          </table:table-cell>
          <table:table-cell table:formula="of:=SQRT( ([.$F$15]-[.$F11])^2 + ([.$G$15]-[.$G11])^2 )" office:value-type="float" office:value="79.1580697086532" calcext:value-type="float">
            <text:p>79</text:p>
          </table:table-cell>
          <table:table-cell table:formula="of:=SQRT( ([.$F$16]-[.$F11])^2 + ([.$G$16]-[.$G11])^2 )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-0.5" calcext:value-type="float">
            <text:p>-0,5</text:p>
          </table:table-cell>
          <table:table-cell table:formula="of:=[.D16]/[.$M$2]" office:value-type="float" office:value="-10" calcext:value-type="float">
            <text:p>-10</text:p>
          </table:table-cell>
          <table:table-cell table:formula="of:=[.E16]/[.$M$2]" office:value-type="float" office:value="-10" calcext:value-type="float">
            <text:p>-1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SQRT( ([.$F$3]-[.$F12])^2 + ([.$G$3]-[.$G12])^2 )" office:value-type="float" office:value="40.4474968323134" calcext:value-type="float">
            <text:p>40</text:p>
          </table:table-cell>
          <table:table-cell table:formula="of:=SQRT( ([.$F$4]-[.$F12])^2 + ([.$G$4]-[.$G12])^2 )" office:value-type="float" office:value="77.1751255262989" calcext:value-type="float">
            <text:p>77</text:p>
          </table:table-cell>
          <table:table-cell table:formula="of:=SQRT( ([.$F$5]-[.$F12])^2 + ([.$G$5]-[.$G12])^2 )" office:value-type="float" office:value="170.751281107932" calcext:value-type="float">
            <text:p>171</text:p>
          </table:table-cell>
          <table:table-cell table:formula="of:=SQRT( ([.$F$6]-[.$F12])^2 + ([.$G$6]-[.$G12])^2 )" office:value-type="float" office:value="180.155488398217" calcext:value-type="float">
            <text:p>180</text:p>
          </table:table-cell>
          <table:table-cell table:formula="of:=SQRT( ([.$F$7]-[.$F12])^2 + ([.$G$7]-[.$G12])^2 )" office:value-type="float" office:value="213.01643129111" calcext:value-type="float">
            <text:p>213</text:p>
          </table:table-cell>
          <table:table-cell table:formula="of:=SQRT( ([.$F$8]-[.$F12])^2 + ([.$G$8]-[.$G12])^2 )" office:value-type="float" office:value="157.610278852618" calcext:value-type="float">
            <text:p>158</text:p>
          </table:table-cell>
          <table:table-cell table:formula="of:=SQRT( ([.$F$9]-[.$F12])^2 + ([.$G$9]-[.$G12])^2 )" office:value-type="float" office:value="126.019839707881" calcext:value-type="float">
            <text:p>126</text:p>
          </table:table-cell>
          <table:table-cell table:formula="of:=SQRT( ([.$F$10]-[.$F12])^2 + ([.$G$10]-[.$G12])^2 )" office:value-type="float" office:value="30.2654919008431" calcext:value-type="float">
            <text:p>30</text:p>
          </table:table-cell>
          <table:table-cell table:formula="of:=SQRT( ([.$F$11]-[.$F12])^2 + ([.$G$11]-[.$G12])^2 )" office:value-type="float" office:value="67.0820393249937" calcext:value-type="float">
            <text:p>67</text:p>
          </table:table-cell>
          <table:table-cell table:formula="of:=SQRT( ([.$F$12]-[.$F12])^2 + ([.$G$12]-[.$G12])^2 )" office:value-type="float" office:value="0" calcext:value-type="float">
            <text:p>0</text:p>
          </table:table-cell>
          <table:table-cell table:formula="of:=SQRT( ([.$F$13]-[.$F12])^2 + ([.$G$13]-[.$G12])^2 )" office:value-type="float" office:value="60" calcext:value-type="float">
            <text:p>60</text:p>
          </table:table-cell>
          <table:table-cell table:formula="of:=SQRT( ([.$F$14]-[.$F12])^2 + ([.$G$14]-[.$G12])^2 )" office:value-type="float" office:value="118.810773922233" calcext:value-type="float">
            <text:p>119</text:p>
          </table:table-cell>
          <table:table-cell table:formula="of:=SQRT( ([.$F$15]-[.$F12])^2 + ([.$G$15]-[.$G12])^2 )" office:value-type="float" office:value="131.095385120911" calcext:value-type="float">
            <text:p>131</text:p>
          </table:table-cell>
          <table:table-cell table:formula="of:=SQRT( ([.$F$16]-[.$F12])^2 + ([.$G$16]-[.$G12])^2 )" office:value-type="float" office:value="81.706792863262" calcext:value-type="float">
            <text:p>82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table:formula="of:=SQRT( ([.$F$3]-[.$F13])^2 + ([.$G$3]-[.$G13])^2 )" office:value-type="float" office:value="67.2011904656458" calcext:value-type="float">
            <text:p>67</text:p>
          </table:table-cell>
          <table:table-cell table:formula="of:=SQRT( ([.$F$4]-[.$F13])^2 + ([.$G$4]-[.$G13])^2 )" office:value-type="float" office:value="40.4474968323134" calcext:value-type="float">
            <text:p>40</text:p>
          </table:table-cell>
          <table:table-cell table:formula="of:=SQRT( ([.$F$5]-[.$F13])^2 + ([.$G$5]-[.$G13])^2 )" office:value-type="float" office:value="113.296072306148" calcext:value-type="float">
            <text:p>113</text:p>
          </table:table-cell>
          <table:table-cell table:formula="of:=SQRT( ([.$F$6]-[.$F13])^2 + ([.$G$6]-[.$G13])^2 )" office:value-type="float" office:value="127.027556065603" calcext:value-type="float">
            <text:p>127</text:p>
          </table:table-cell>
          <table:table-cell table:formula="of:=SQRT( ([.$F$7]-[.$F13])^2 + ([.$G$7]-[.$G13])^2 )" office:value-type="float" office:value="166.901168360201" calcext:value-type="float">
            <text:p>167</text:p>
          </table:table-cell>
          <table:table-cell table:formula="of:=SQRT( ([.$F$8]-[.$F13])^2 + ([.$G$8]-[.$G13])^2 )" office:value-type="float" office:value="130.080744155313" calcext:value-type="float">
            <text:p>130</text:p>
          </table:table-cell>
          <table:table-cell table:formula="of:=SQRT( ([.$F$9]-[.$F13])^2 + ([.$G$9]-[.$G13])^2 )" office:value-type="float" office:value="132.517923316056" calcext:value-type="float">
            <text:p>133</text:p>
          </table:table-cell>
          <table:table-cell table:formula="of:=SQRT( ([.$F$10]-[.$F13])^2 + ([.$G$10]-[.$G13])^2 )" office:value-type="float" office:value="70.6823881882892" calcext:value-type="float">
            <text:p>71</text:p>
          </table:table-cell>
          <table:table-cell table:formula="of:=SQRT( ([.$F$11]-[.$F13])^2 + ([.$G$11]-[.$G13])^2 )" office:value-type="float" office:value="30" calcext:value-type="float">
            <text:p>30</text:p>
          </table:table-cell>
          <table:table-cell table:formula="of:=SQRT( ([.$F$12]-[.$F13])^2 + ([.$G$12]-[.$G13])^2 )" office:value-type="float" office:value="60" calcext:value-type="float">
            <text:p>60</text:p>
          </table:table-cell>
          <table:table-cell table:formula="of:=SQRT( ([.$F$13]-[.$F13])^2 + ([.$G$13]-[.$G13])^2 )" office:value-type="float" office:value="0" calcext:value-type="float">
            <text:p>0</text:p>
          </table:table-cell>
          <table:table-cell table:formula="of:=SQRT( ([.$F$14]-[.$F13])^2 + ([.$G$14]-[.$G13])^2 )" office:value-type="float" office:value="78.7146746166177" calcext:value-type="float">
            <text:p>79</text:p>
          </table:table-cell>
          <table:table-cell table:formula="of:=SQRT( ([.$F$15]-[.$F13])^2 + ([.$G$15]-[.$G13])^2 )" office:value-type="float" office:value="71.175838597097" calcext:value-type="float">
            <text:p>71</text:p>
          </table:table-cell>
          <table:table-cell table:formula="of:=SQRT( ([.$F$16]-[.$F13])^2 + ([.$G$16]-[.$G13])^2 )" office:value-type="float" office:value="34" calcext:value-type="float">
            <text:p>34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table:formula="of:=SQRT( ([.$F$3]-[.$F14])^2 + ([.$G$3]-[.$G14])^2 )" office:value-type="float" office:value="142.126704035519" calcext:value-type="float">
            <text:p>142</text:p>
          </table:table-cell>
          <table:table-cell table:formula="of:=SQRT( ([.$F$4]-[.$F14])^2 + ([.$G$4]-[.$G14])^2 )" office:value-type="float" office:value="114.017542509914" calcext:value-type="float">
            <text:p>114</text:p>
          </table:table-cell>
          <table:table-cell table:formula="of:=SQRT( ([.$F$5]-[.$F14])^2 + ([.$G$5]-[.$G14])^2 )" office:value-type="float" office:value="130.384048104053" calcext:value-type="float">
            <text:p>130</text:p>
          </table:table-cell>
          <table:table-cell table:formula="of:=SQRT( ([.$F$6]-[.$F14])^2 + ([.$G$6]-[.$G14])^2 )" office:value-type="float" office:value="70" calcext:value-type="float">
            <text:p>70</text:p>
          </table:table-cell>
          <table:table-cell table:formula="of:=SQRT( ([.$F$7]-[.$F14])^2 + ([.$G$7]-[.$G14])^2 )" office:value-type="float" office:value="94.3398113205661" calcext:value-type="float">
            <text:p>94</text:p>
          </table:table-cell>
          <table:table-cell table:formula="of:=SQRT( ([.$F$8]-[.$F14])^2 + ([.$G$8]-[.$G14])^2 )" office:value-type="float" office:value="55" calcext:value-type="float">
            <text:p>55</text:p>
          </table:table-cell>
          <table:table-cell table:formula="of:=SQRT( ([.$F$9]-[.$F14])^2 + ([.$G$9]-[.$G14])^2 )" office:value-type="float" office:value="97.082439194738" calcext:value-type="float">
            <text:p>97</text:p>
          </table:table-cell>
          <table:table-cell table:formula="of:=SQRT( ([.$F$10]-[.$F14])^2 + ([.$G$10]-[.$G14])^2 )" office:value-type="float" office:value="107.70329614269" calcext:value-type="float">
            <text:p>108</text:p>
          </table:table-cell>
          <table:table-cell table:formula="of:=SQRT( ([.$F$11]-[.$F14])^2 + ([.$G$11]-[.$G14])^2 )" office:value-type="float" office:value="53.8144961882948" calcext:value-type="float">
            <text:p>54</text:p>
          </table:table-cell>
          <table:table-cell table:formula="of:=SQRT( ([.$F$12]-[.$F14])^2 + ([.$G$12]-[.$G14])^2 )" office:value-type="float" office:value="118.810773922233" calcext:value-type="float">
            <text:p>119</text:p>
          </table:table-cell>
          <table:table-cell table:formula="of:=SQRT( ([.$F$13]-[.$F14])^2 + ([.$G$13]-[.$G14])^2 )" office:value-type="float" office:value="78.7146746166177" calcext:value-type="float">
            <text:p>79</text:p>
          </table:table-cell>
          <table:table-cell table:formula="of:=SQRT( ([.$F$14]-[.$F14])^2 + ([.$G$14]-[.$G14])^2 )" office:value-type="float" office:value="0" calcext:value-type="float">
            <text:p>0</text:p>
          </table:table-cell>
          <table:table-cell table:formula="of:=SQRT( ([.$F$15]-[.$F14])^2 + ([.$G$15]-[.$G14])^2 )" office:value-type="float" office:value="82.7647267862342" calcext:value-type="float">
            <text:p>83</text:p>
          </table:table-cell>
          <table:table-cell table:formula="of:=SQRT( ([.$F$16]-[.$F14])^2 + ([.$G$16]-[.$G14])^2 )" office:value-type="float" office:value="44.7213595499958" calcext:value-type="float">
            <text:p>45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12" calcext:value-type="float">
            <text:p>12</text:p>
          </table:table-cell>
          <table:table-cell table:formula="of:=SQRT( ([.$F$3]-[.$F15])^2 + ([.$G$3]-[.$G15])^2 )" office:value-type="float" office:value="129.807549857472" calcext:value-type="float">
            <text:p>130</text:p>
          </table:table-cell>
          <table:table-cell table:formula="of:=SQRT( ([.$F$4]-[.$F15])^2 + ([.$G$4]-[.$G15])^2 )" office:value-type="float" office:value="73.824115301167" calcext:value-type="float">
            <text:p>74</text:p>
          </table:table-cell>
          <table:table-cell table:formula="of:=SQRT( ([.$F$5]-[.$F15])^2 + ([.$G$5]-[.$G15])^2 )" office:value-type="float" office:value="49.4974746830583" calcext:value-type="float">
            <text:p>49</text:p>
          </table:table-cell>
          <table:table-cell table:formula="of:=SQRT( ([.$F$6]-[.$F15])^2 + ([.$G$6]-[.$G15])^2 )" office:value-type="float" office:value="82.7647267862342" calcext:value-type="float">
            <text:p>83</text:p>
          </table:table-cell>
          <table:table-cell table:formula="of:=SQRT( ([.$F$7]-[.$F15])^2 + ([.$G$7]-[.$G15])^2 )" office:value-type="float" office:value="132.853302555864" calcext:value-type="float">
            <text:p>133</text:p>
          </table:table-cell>
          <table:table-cell table:formula="of:=SQRT( ([.$F$8]-[.$F15])^2 + ([.$G$8]-[.$G15])^2 )" office:value-type="float" office:value="134.629120178363" calcext:value-type="float">
            <text:p>135</text:p>
          </table:table-cell>
          <table:table-cell table:formula="of:=SQRT( ([.$F$9]-[.$F15])^2 + ([.$G$9]-[.$G15])^2 )" office:value-type="float" office:value="173.565549577098" calcext:value-type="float">
            <text:p>174</text:p>
          </table:table-cell>
          <table:table-cell table:formula="of:=SQRT( ([.$F$10]-[.$F15])^2 + ([.$G$10]-[.$G15])^2 )" office:value-type="float" office:value="139.463256809814" calcext:value-type="float">
            <text:p>139</text:p>
          </table:table-cell>
          <table:table-cell table:formula="of:=SQRT( ([.$F$11]-[.$F15])^2 + ([.$G$11]-[.$G15])^2 )" office:value-type="float" office:value="79.1580697086532" calcext:value-type="float">
            <text:p>79</text:p>
          </table:table-cell>
          <table:table-cell table:formula="of:=SQRT( ([.$F$12]-[.$F15])^2 + ([.$G$12]-[.$G15])^2 )" office:value-type="float" office:value="131.095385120911" calcext:value-type="float">
            <text:p>131</text:p>
          </table:table-cell>
          <table:table-cell table:formula="of:=SQRT( ([.$F$13]-[.$F15])^2 + ([.$G$13]-[.$G15])^2 )" office:value-type="float" office:value="71.175838597097" calcext:value-type="float">
            <text:p>71</text:p>
          </table:table-cell>
          <table:table-cell table:formula="of:=SQRT( ([.$F$14]-[.$F15])^2 + ([.$G$14]-[.$G15])^2 )" office:value-type="float" office:value="82.7647267862342" calcext:value-type="float">
            <text:p>83</text:p>
          </table:table-cell>
          <table:table-cell table:formula="of:=SQRT( ([.$F$15]-[.$F15])^2 + ([.$G$15]-[.$G15])^2 )" office:value-type="float" office:value="0" calcext:value-type="float">
            <text:p>0</text:p>
          </table:table-cell>
          <table:table-cell table:formula="of:=SQRT( ([.$F$16]-[.$F15])^2 + ([.$G$16]-[.$G15])^2 )" office:value-type="float" office:value="65.1920240520265" calcext:value-type="float">
            <text:p>65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13" calcext:value-type="float">
            <text:p>13</text:p>
          </table:table-cell>
          <table:table-cell table:formula="of:=SQRT( ([.$F$3]-[.$F16])^2 + ([.$G$3]-[.$G16])^2 )" office:value-type="float" office:value="98.9949493661167" calcext:value-type="float">
            <text:p>99</text:p>
          </table:table-cell>
          <table:table-cell table:formula="of:=SQRT( ([.$F$4]-[.$F16])^2 + ([.$G$4]-[.$G16])^2 )" office:value-type="float" office:value="70.7106781186548" calcext:value-type="float">
            <text:p>71</text:p>
          </table:table-cell>
          <table:table-cell table:formula="of:=SQRT( ([.$F$5]-[.$F16])^2 + ([.$G$5]-[.$G16])^2 )" office:value-type="float" office:value="114.017542509914" calcext:value-type="float">
            <text:p>114</text:p>
          </table:table-cell>
          <table:table-cell table:formula="of:=SQRT( ([.$F$6]-[.$F16])^2 + ([.$G$6]-[.$G16])^2 )" office:value-type="float" office:value="98.488578017961" calcext:value-type="float">
            <text:p>98</text:p>
          </table:table-cell>
          <table:table-cell table:formula="of:=SQRT( ([.$F$7]-[.$F16])^2 + ([.$G$7]-[.$G16])^2 )" office:value-type="float" office:value="134.536240470737" calcext:value-type="float">
            <text:p>135</text:p>
          </table:table-cell>
          <table:table-cell table:formula="of:=SQRT( ([.$F$8]-[.$F16])^2 + ([.$G$8]-[.$G16])^2 )" office:value-type="float" office:value="97.082439194738" calcext:value-type="float">
            <text:p>97</text:p>
          </table:table-cell>
          <table:table-cell table:formula="of:=SQRT( ([.$F$9]-[.$F16])^2 + ([.$G$9]-[.$G16])^2 )" office:value-type="float" office:value="112.361025271221" calcext:value-type="float">
            <text:p>112</text:p>
          </table:table-cell>
          <table:table-cell table:formula="of:=SQRT( ([.$F$10]-[.$F16])^2 + ([.$G$10]-[.$G16])^2 )" office:value-type="float" office:value="80" calcext:value-type="float">
            <text:p>80</text:p>
          </table:table-cell>
          <table:table-cell table:formula="of:=SQRT( ([.$F$11]-[.$F16])^2 + ([.$G$11]-[.$G16])^2 )" office:value-type="float" office:value="16" calcext:value-type="float">
            <text:p>16</text:p>
          </table:table-cell>
          <table:table-cell table:formula="of:=SQRT( ([.$F$12]-[.$F16])^2 + ([.$G$12]-[.$G16])^2 )" office:value-type="float" office:value="81.706792863262" calcext:value-type="float">
            <text:p>82</text:p>
          </table:table-cell>
          <table:table-cell table:formula="of:=SQRT( ([.$F$13]-[.$F16])^2 + ([.$G$13]-[.$G16])^2 )" office:value-type="float" office:value="34" calcext:value-type="float">
            <text:p>34</text:p>
          </table:table-cell>
          <table:table-cell table:formula="of:=SQRT( ([.$F$14]-[.$F16])^2 + ([.$G$14]-[.$G16])^2 )" office:value-type="float" office:value="44.7213595499958" calcext:value-type="float">
            <text:p>45</text:p>
          </table:table-cell>
          <table:table-cell table:formula="of:=SQRT( ([.$F$15]-[.$F16])^2 + ([.$G$15]-[.$G16])^2 )" office:value-type="float" office:value="65.1920240520265" calcext:value-type="float">
            <text:p>65</text:p>
          </table:table-cell>
          <table:table-cell table:formula="of:=SQRT( ([.$F$16]-[.$F16])^2 + ([.$G$16]-[.$G16])^2 )"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-00-0000</text:date>, <text:time style:data-style-name="N2" text:time-value="15:24:49.660612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7:33:01.278688140</meta:creation-date>
    <dc:date>2016-12-27T15:25:17.547368639</dc:date>
    <meta:editing-duration>PT22M19S</meta:editing-duration>
    <meta:editing-cycles>4</meta:editing-cycles>
    <meta:generator>LibreOffice/5.1.4.2$Linux_X86_64 LibreOffice_project/10m0$Build-2</meta:generator>
    <meta:document-statistic meta:table-count="1" meta:cell-count="317" meta:object-count="0"/>
  </office:meta>
</office:document-meta>
</file>